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my name is Austen Dakin and I created this website. Feel free to look around, but my main goal is for you to see the kind of work that I do. I desire to start my own business in website development. Please fee free to contact me and I look forward to hearing from you!</text:p>
      <text:p text:style-name="P1"/>
      <text:p text:style-name="P1">All glory goes o God. Everything I do, I do it for Him. All the talent I have is only because God wants me to be able to share my work with others to create a Godly community and to allow His glory to shine through the work that He has me do. If you need any more information, I will be posting a blog on this website which will explore the different ideas of God. </text:p>
      <text:p text:style-name="P1"/>
      <text:p text:style-name="P1">Thank you for checking my business out, and I hope to hear from you soon! </text:p>
      <text:p text:style-name="P1"/>
      <text:p text:style-name="P1">DISCLAIMER: not an actual business, I am creating this page as a template for a future business. </text:p>
      <text:p text:style-name="P1"/>
      <text:p text:style-name="P1">Blessings, </text:p>
      <text:p text:style-name="P1">Austen Dak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9S</meta:editing-duration>
    <meta:editing-cycles>3</meta:editing-cycles>
    <meta:generator>OpenOffice/4.1.2$Win32 OpenOffice.org_project/412m3$Build-9782</meta:generator>
    <dc:date>2016-12-08T14:13:16.62</dc:date>
    <meta:document-statistic meta:table-count="0" meta:image-count="0" meta:object-count="0" meta:page-count="1" meta:paragraph-count="6" meta:word-count="167" meta:character-count="834"/>
    <dc:creator>Austen Dakin</dc:creator>
    <meta:user-defined meta:name="Info 1"/>
    <meta:user-defined meta:name="Info 2"/>
    <meta:user-defined meta:name="Info 3"/>
    <meta:user-defined meta:name="Info 4"/>
  </office:meta>
</office:document-meta>
</file>